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2cm" style:rel-column-width="5216*"/>
    </style:style>
    <style:style style:name="Tableau1.B" style:family="table-column">
      <style:table-column-properties style:column-width="0.503cm" style:rel-column-width="285*"/>
    </style:style>
    <style:style style:name="Tableau1.C" style:family="table-column">
      <style:table-column-properties style:column-width="9.096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10.497cm" style:rel-column-width="5951*"/>
    </style:style>
    <style:style style:name="Tableau3.B" style:family="table-column">
      <style:table-column-properties style:column-width="0.792cm" style:rel-column-width="449*"/>
    </style:style>
    <style:style style:name="Tableau3.C" style:family="table-column">
      <style:table-column-properties style:column-width="7.511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497cm" style:rel-width="100%" table:align="left"/>
    </style:style>
    <style:style style:name="Tableau4.A" style:family="table-column">
      <style:table-column-properties style:column-width="5.001cm" style:rel-column-width="2835*"/>
    </style:style>
    <style:style style:name="Tableau4.B" style:family="table-column">
      <style:table-column-properties style:column-width="5.496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4.605cm"/>
    </style:style>
    <style:style style:name="Tableau2.B" style:family="table-column">
      <style:table-column-properties style:column-width="2.884cm"/>
    </style:style>
    <style:style style:name="Tableau2.C" style:family="table-column">
      <style:table-column-properties style:column-width="1.323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style:vertical-align="bottom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8.202cm"/>
    </style:style>
    <style:style style:name="Tableau5.B" style:family="table-column">
      <style:table-column-properties style:column-width="6.509cm"/>
    </style:style>
    <style:style style:name="Tableau5.C" style:family="table-column">
      <style:table-column-properties style:column-width="2.699cm"/>
    </style:style>
    <style:style style:name="Tableau5.D" style:family="table-column">
      <style:table-column-properties style:column-width="1.40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2cm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14.711cm"/>
    </style:style>
    <style:style style:name="Tableau6.B" style:family="table-column">
      <style:table-column-properties style:column-width="2.699cm"/>
    </style:style>
    <style:style style:name="Tableau6.C" style:family="table-column">
      <style:table-column-properties style:column-width="1.402cm"/>
    </style:style>
    <style:style style:name="Tableau6.1" style:family="table-row">
      <style:table-row-properties fo:background-color="transparent" fo:keep-together="always">
        <style:background-image/>
      </style:table-row-properties>
    </style:style>
    <style:style style:name="Tableau6.A1" style:family="table-cell">
      <style:table-cell-properties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C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au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C3" style:family="table-cell">
      <style:table-cell-properties style:vertical-align="bottom" fo:padding="0.049cm" fo:border-left="none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8.8cm" style:rel-width="100%" table:align="left" style:may-break-between-rows="false"/>
    </style:style>
    <style:style style:name="Tableau7.A" style:family="table-column">
      <style:table-column-properties style:column-width="2.406cm" style:rel-column-width="1364*"/>
    </style:style>
    <style:style style:name="Tableau7.B" style:family="table-column">
      <style:table-column-properties style:column-width="16.394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3b8415"/>
    </style:style>
    <style:style style:name="P8" style:family="paragraph" style:parent-style-name="Table_20_Contents">
      <style:text-properties officeooo:paragraph-rsid="0164fe23"/>
    </style:style>
    <style:style style:name="P9" style:family="paragraph" style:parent-style-name="Table_20_Contents">
      <style:text-properties officeooo:paragraph-rsid="016536d6"/>
    </style:style>
    <style:style style:name="P10" style:family="paragraph" style:parent-style-name="Table_20_Contents">
      <style:text-properties officeooo:paragraph-rsid="017a2d46"/>
    </style:style>
    <style:style style:name="P11" style:family="paragraph" style:parent-style-name="Table_20_Contents">
      <style:text-properties officeooo:paragraph-rsid="017cb711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text-properties officeooo:paragraph-rsid="012765ed"/>
    </style:style>
    <style:style style:name="P15" style:family="paragraph" style:parent-style-name="Header">
      <style:text-properties style:font-name="Arial1" fo:font-size="8pt" officeooo:rsid="000d9e36" officeooo:paragraph-rsid="0187a2e5" style:font-size-asian="8pt" style:font-size-complex="8pt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635a11"/>
    </style:style>
    <style:style style:name="P18" style:family="paragraph" style:parent-style-name="Standard">
      <style:text-properties officeooo:paragraph-rsid="0164fe23"/>
    </style:style>
    <style:style style:name="P19" style:family="paragraph" style:parent-style-name="Standard">
      <style:text-properties officeooo:paragraph-rsid="017a166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0ff07" style:font-size-asian="11pt" style:font-size-complex="11pt"/>
    </style:style>
    <style:style style:name="P26" style:family="paragraph" style:parent-style-name="Table_20_Heading">
      <style:text-properties officeooo:paragraph-rsid="006ea253"/>
    </style:style>
    <style:style style:name="P27" style:family="paragraph" style:parent-style-name="Table_20_Heading">
      <style:text-properties officeooo:paragraph-rsid="009785fe"/>
    </style:style>
    <style:style style:name="P28" style:family="paragraph" style:parent-style-name="Table_20_Heading">
      <style:text-properties officeooo:paragraph-rsid="00994287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text-properties officeooo:paragraph-rsid="012765ed"/>
    </style:style>
    <style:style style:name="P31" style:family="paragraph" style:parent-style-name="Table_20_Heading">
      <style:text-properties officeooo:paragraph-rsid="01283fcc"/>
    </style:style>
    <style:style style:name="P32" style:family="paragraph" style:parent-style-name="Table_20_Heading">
      <style:text-properties officeooo:paragraph-rsid="014f6ed9"/>
    </style:style>
    <style:style style:name="P33" style:family="paragraph" style:parent-style-name="Table_20_Heading">
      <style:text-properties officeooo:paragraph-rsid="016fc22b"/>
    </style:style>
    <style:style style:name="P34" style:family="paragraph" style:parent-style-name="Table_20_Heading">
      <style:text-properties officeooo:paragraph-rsid="016f66f2"/>
    </style:style>
    <style:style style:name="P35" style:family="paragraph" style:parent-style-name="Table_20_Heading">
      <style:text-properties officeooo:paragraph-rsid="016dc454"/>
    </style:style>
    <style:style style:name="P36" style:family="paragraph" style:parent-style-name="Table_20_Heading">
      <style:text-properties officeooo:paragraph-rsid="017036ec"/>
    </style:style>
    <style:style style:name="P37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8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9" style:family="paragraph" style:parent-style-name="Adresse">
      <style:text-properties officeooo:paragraph-rsid="013b8415"/>
    </style:style>
    <style:style style:name="P40" style:family="paragraph" style:parent-style-name="Adresse">
      <style:text-properties officeooo:paragraph-rsid="017a2d46"/>
    </style:style>
    <style:style style:name="P41" style:family="paragraph" style:parent-style-name="Adresse">
      <style:text-properties officeooo:paragraph-rsid="00db9b92"/>
    </style:style>
    <style:style style:name="P42" style:family="paragraph" style:parent-style-name="Text_20_body">
      <style:text-properties officeooo:paragraph-rsid="012ac245"/>
    </style:style>
    <style:style style:name="P43" style:family="paragraph" style:parent-style-name="Text_20_body">
      <style:text-properties officeooo:paragraph-rsid="0135ff42"/>
    </style:style>
    <style:style style:name="P44" style:family="paragraph" style:parent-style-name="Text_20_body">
      <style:text-properties officeooo:paragraph-rsid="0135509c"/>
    </style:style>
    <style:style style:name="P45" style:family="paragraph" style:parent-style-name="Text_20_body">
      <style:text-properties officeooo:paragraph-rsid="017cb711"/>
    </style:style>
    <style:style style:name="P46" style:family="paragraph" style:parent-style-name="Text_20_body">
      <style:text-properties officeooo:rsid="01a3e1bf" officeooo:paragraph-rsid="01a3e1bf"/>
    </style:style>
    <style:style style:name="P47" style:family="paragraph" style:parent-style-name="Text_20_body">
      <style:text-properties fo:font-size="11pt" fo:font-weight="bold" officeooo:rsid="01a3e1bf" officeooo:paragraph-rsid="01a3e1bf" style:font-size-asian="11pt" style:font-weight-asian="bold" style:font-size-complex="11pt" style:font-weight-complex="bold"/>
    </style:style>
    <style:style style:name="P48" style:family="paragraph" style:parent-style-name="Text_20_body">
      <style:text-properties fo:font-size="4pt" fo:font-weight="normal" officeooo:rsid="01a3e1bf" officeooo:paragraph-rsid="01a3e1bf" style:font-size-asian="3.5pt" style:font-weight-asian="normal" style:font-size-complex="4pt" style:font-weight-complex="normal"/>
    </style:style>
    <style:style style:name="P49" style:family="paragraph" style:parent-style-name="Table_20_Main_20_Content_20_Left_20_Small">
      <style:text-properties officeooo:paragraph-rsid="018d99dd"/>
    </style:style>
    <style:style style:name="P50" style:family="paragraph" style:parent-style-name="Table_20_Main_20_Content_20_Left">
      <style:text-properties officeooo:paragraph-rsid="01982d95"/>
    </style:style>
    <style:style style:name="P51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2" style:family="paragraph" style:parent-style-name="Table_20_Header_20_center">
      <style:text-properties officeooo:paragraph-rsid="017cb711"/>
    </style:style>
    <style:style style:name="P53" style:family="paragraph" style:parent-style-name="Table_20_Main_20_Content_20_Right">
      <style:paragraph-properties fo:text-align="start" style:justify-single-word="false"/>
    </style:style>
    <style:style style:name="P54" style:family="paragraph" style:parent-style-name="Table_20_Main_20_Content_20_Right">
      <style:text-properties officeooo:paragraph-rsid="0195e7ae"/>
    </style:style>
    <style:style style:name="P55" style:family="paragraph" style:parent-style-name="Table_20_Main_20_Header">
      <style:text-properties officeooo:paragraph-rsid="018cf398"/>
    </style:style>
    <style:style style:name="P56" style:family="paragraph" style:parent-style-name="Table_20_Main_20_Header">
      <style:text-properties officeooo:paragraph-rsid="018d99dd"/>
    </style:style>
    <style:style style:name="P57" style:family="paragraph" style:parent-style-name="Table_20_Main_20_Header">
      <style:text-properties officeooo:rsid="012e2494" officeooo:paragraph-rsid="0168c658"/>
    </style:style>
    <style:style style:name="P58" style:family="paragraph" style:parent-style-name="Table_20_Main_20_Header">
      <style:text-properties officeooo:paragraph-rsid="016bf05e"/>
    </style:style>
    <style:style style:name="P59" style:family="paragraph" style:parent-style-name="Table_20_Main_20_Header">
      <style:text-properties officeooo:paragraph-rsid="0195e7ae"/>
    </style:style>
    <style:style style:name="P60" style:family="paragraph" style:parent-style-name="Heading_20_1">
      <style:text-properties officeooo:paragraph-rsid="01647793"/>
    </style:style>
    <style:style style:name="P61" style:family="paragraph" style:parent-style-name="Standard">
      <style:text-properties fo:font-size="8pt" style:font-size-asian="7pt" style:font-size-complex="8pt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635a11" style:font-size-asian="11pt" style:font-size-complex="11pt"/>
    </style:style>
    <style:style style:name="T4" style:family="text">
      <style:text-properties style:font-name="Arial1" officeooo:rsid="012e50a9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11284f1"/>
    </style:style>
    <style:style style:name="T9" style:family="text">
      <style:text-properties officeooo:rsid="0125c3cc"/>
    </style:style>
    <style:style style:name="T10" style:family="text">
      <style:text-properties officeooo:rsid="012765ed"/>
    </style:style>
    <style:style style:name="T11" style:family="text">
      <style:text-properties officeooo:rsid="0127b33f"/>
    </style:style>
    <style:style style:name="T12" style:family="text">
      <style:text-properties officeooo:rsid="0127cd53"/>
    </style:style>
    <style:style style:name="T13" style:family="text">
      <style:text-properties officeooo:rsid="01283fcc"/>
    </style:style>
    <style:style style:name="T14" style:family="text">
      <style:text-properties officeooo:rsid="0129bbad"/>
    </style:style>
    <style:style style:name="T15" style:family="text">
      <style:text-properties officeooo:rsid="0132d268"/>
    </style:style>
    <style:style style:name="T16" style:family="text">
      <style:text-properties officeooo:rsid="0138b033"/>
    </style:style>
    <style:style style:name="T17" style:family="text">
      <style:text-properties officeooo:rsid="013a4bde"/>
    </style:style>
    <style:style style:name="T18" style:family="text">
      <style:text-properties officeooo:rsid="013b8415"/>
    </style:style>
    <style:style style:name="T19" style:family="text">
      <style:text-properties officeooo:rsid="013cf1d3"/>
    </style:style>
    <style:style style:name="T20" style:family="text">
      <style:text-properties officeooo:rsid="014f6ed9"/>
    </style:style>
    <style:style style:name="T21" style:family="text">
      <style:text-properties officeooo:rsid="00d936c0"/>
    </style:style>
    <style:style style:name="T22" style:family="text">
      <style:text-properties officeooo:rsid="018e80d3"/>
    </style:style>
    <style:style style:name="T23" style:family="text">
      <style:text-properties officeooo:rsid="018fdc8f"/>
    </style:style>
    <style:style style:name="T24" style:family="text">
      <style:text-properties officeooo:rsid="016536d6"/>
    </style:style>
    <style:style style:name="T25" style:family="text">
      <style:text-properties officeooo:rsid="0175d130"/>
    </style:style>
    <style:style style:name="T26" style:family="text">
      <style:text-properties officeooo:rsid="017976c3"/>
    </style:style>
    <style:style style:name="T27" style:family="text">
      <style:text-properties officeooo:rsid="017a2d46"/>
    </style:style>
    <style:style style:name="T28" style:family="text">
      <style:text-properties officeooo:rsid="0193fe4d"/>
    </style:style>
    <style:style style:name="T29" style:family="text">
      <style:text-properties officeooo:rsid="0197c811"/>
    </style:style>
    <style:style style:name="T30" style:family="text">
      <style:text-properties officeooo:rsid="01982d95"/>
    </style:style>
    <style:style style:name="T31" style:family="text">
      <style:text-properties officeooo:rsid="019a7255"/>
    </style:style>
    <style:style style:name="T32" style:family="text">
      <style:text-properties officeooo:rsid="01a0f211"/>
    </style:style>
    <style:style style:name="T33" style:family="text">
      <style:text-properties officeooo:rsid="01a1ee84"/>
    </style:style>
    <style:style style:name="T34" style:family="text">
      <style:text-properties officeooo:rsid="01a3e1bf"/>
    </style:style>
    <style:style style:name="T35" style:family="text">
      <style:text-properties officeooo:rsid="01a53173"/>
    </style:style>
    <style:style style:name="T36" style:family="text">
      <style:text-properties fo:font-size="9pt" officeooo:rsid="01aeb7f1" style:font-size-asian="9pt" style:font-size-complex="9pt"/>
    </style:style>
    <style:style style:name="T37" style:family="text">
      <style:text-properties officeooo:rsid="01a58c8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  <text:user-field-decl office:value-type="string" office:string-value="Product Display Name" text:name="py3o.l.product_id.display_name"/>
        <text:user-field-decl office:value-type="string" office:string-value="M Product Display Name" text:name="py3o.m.product_id.display_name"/>
        <text:user-field-decl office:value-type="string" office:string-value="Lot Display Name" text:name="py3o.p.lot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WM Product Display Name" text:name="py3o.wm.product_id.display_name"/>
        <text:user-field-decl office:value-type="string" office:string-value="WM UoM" text:name="py3o.wm.product_uom.name"/>
        <text:user-field-decl office:value-type="string" office:string-value="BO UoM" text:name="py3o.bo.product_uom.name"/>
        <text:user-field-decl office:value-type="string" office:string-value="bo.picking_description" text:name="py3o.bo.picking_description"/>
        <text:user-field-decl office:value-type="string" office:string-value="bo.description_picking" text:name="py3o.bo.description_picking"/>
      </text:user-field-decls>
      <text:p text:style-name="P6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2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ext:p text:style-name="P21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3">with="doc_name=o.picking_type_code == 'incoming' and (lang=='fr_FR' and u'Bon de réception' or u'Incoming Picking') or (lang=='fr_FR' and u'Bon de livraison' or u'Delivery Order')"</text:span></text:a></text:p>
      <text:p text:style-name="P20"><text:a xlink:type="simple" xlink:href="py3o://if=%22o.state%20!=%20'done'%22" text:style-name="Internet_20_link" text:visited-style-name="Visited_20_Internet_20_Link"><text:span text:style-name="T16">if="o.state != 'done'"</text:span></text:a></text:p>
      <text:h text:style-name="P60" text:outline-level="1"><text:user-field-get text:name="py3o.doc_name">Document Name</text:user-field-get><text:s/><text:span text:style-name="T5">[</text:span><text:span text:style-name="T6"><text:user-field-get text:name="py3o.o.state">Picking State</text:user-field-get></text:span><text:span text:style-name="T5">]</text:span> <text:user-field-get text:name="py3o.o.name">Picking Number</text:user-field-get></text:h>
      <text:p text:style-name="P20"><text:a xlink:type="simple" xlink:href="py3o:///if" text:style-name="Internet_20_link" text:visited-style-name="Visited_20_Internet_20_Link"><text:span text:style-name="T1">/if</text:span></text:a></text:p>
      <text:p text:style-name="P20"><text:a xlink:type="simple" xlink:href="py3o://if=%22o.state%20==%20'done'%22" text:style-name="Internet_20_link" text:visited-style-name="Visited_20_Internet_20_Link"><text:span text:style-name="T17">if="o.state == 'done'"</text:span></text:a></text:p>
      <text:h text:style-name="P60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Picking Number</text:user-field-get></text:span></text:h>
      <text:p text:style-name="P24"><text:a xlink:type="simple" xlink:href="py3o:///if" text:style-name="Internet_20_link" text:visited-style-name="Visited_20_Internet_20_Link"><text:span text:style-name="T7">/if</text:span></text:a></text:p>
      <text:p text:style-name="P25"><text:a xlink:type="simple" xlink:href="py3o:///with" text:style-name="Internet_20_link" text:visited-style-name="Visited_20_Internet_20_Link">/with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8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29"/>
          </table:table-cell>
          <table:table-cell table:style-name="Tableau1.A1" office:value-type="string">
            <text:p text:style-name="P37"><text:text-input text:description="py3o://function=&quot;lang=='fr_FR' and 'Adresse de livraison' or 'Delivery Address'&quot;">Delivery Address</text:text-input></text:p>
          </table:table-cell>
        </table:table-row>
        <table:table-row>
          <table:table-cell table:style-name="Tableau1.A2" office:value-type="string">
            <text:p text:style-name="P39"><text:a xlink:type="simple" xlink:href="py3o://if=%22o.sale_id%22" text:style-name="Internet_20_link" text:visited-style-name="Visited_20_Internet_20_Link"><text:span text:style-name="T18">if="o.sale_id"</text:span></text:a></text:p>
            <text:p text:style-name="P39"><text:text-input text:description="py3o://function=&quot;format_multiline_value(o.sale_id.partner_id._display_full_address(details=['company', 'name', 'address', 'phone', 'mobile', 'email', 'commercial_ref', 'vat']))&quot;">[o.sale_id.partner_id._display_full_address()]</text:text-input></text:p>
            <text:p text:style-name="P7"><text:a xlink:type="simple" xlink:href="py3o:///if" text:style-name="Internet_20_link" text:visited-style-name="Visited_20_Internet_20_Link"><text:span text:style-name="T19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40"><text:a xlink:type="simple" xlink:href="py3o://if=%22o.partner_id%22" text:style-name="Internet_20_link" text:visited-style-name="Visited_20_Internet_20_Link"><text:span text:style-name="T27">if="o.partner_id"</text:span></text:a></text:p>
            <text:p text:style-name="P41"><text:text-input text:description="py3o://function=&quot;format_multiline_value(o.partner_id._display_full_address(details=['company', 'name', 'address', 'phone', 'mobile', 'email', 'commercial_ref', 'vat']))&quot;">[o.partner_id._display_full_address()]</text:text-input></text:p>
            <text:p text:style-name="P10"><text:a xlink:type="simple" xlink:href="py3o:///if" text:style-name="Internet_20_link" text:visited-style-name="Visited_20_Internet_20_Link"><text:span text:style-name="T19">/if</text:span></text:a></text:p>
          </table:table-cell>
        </table:table-row>
      </table:table>
      <text:p text:style-name="P6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9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text-input text:description="py3o://function=&quot;o.picking_type_code=='incoming' and (lang=='fr_FR' and 'Date de réception' or 'Arrival Date') or (lang=='fr_FR' and '''Date d'expédition''' or 'Ship Date')&quot;">Arrival/Ship Date</text:text-input></text:p>
                </table:table-cell>
                <table:table-cell table:style-name="Tableau4.B2" office:value-type="string">
                  <text:p text:style-name="Table_20_Contents"><text:text-input text:description="py3o://function=&quot;o_format_date(o.date_done, lang_code=lang)&quot;">o.date_don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if=%22o.state%20!=%20'done'%22" text:style-name="Internet_20_link" text:visited-style-name="Visited_20_Internet_20_Link"><text:span text:style-name="T10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text-input text:description="py3o://function=&quot;lang=='fr_FR' and 'Date prévue' or 'Scheduled Date'&quot;">Scheduled Date</text:text-input></text:p>
                </table:table-cell>
                <table:table-cell table:style-name="Tableau4.B5" office:value-type="string">
                  <text:p text:style-name="P14"><text:text-input text:description="py3o://function=&quot;o_format_date(o.scheduled_date, lang_code=lang)&quot;">o.scheduled_dat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text-input text:description="py3o://function=&quot;lang=='fr_FR' and 'Référence commande' or 'Order Reference'&quot;">Order Reference</text:text-input></text:p>
                </table:table-cell>
                <table:table-cell table:style-name="Tableau4.B8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if=%22o.sale_id.client_order_ref%22" text:style-name="Internet_20_link" text:visited-style-name="Visited_20_Internet_20_Link"><text:span text:style-name="T13">if="o.sale_id.client_order_ref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text-input text:description="py3o://function=&quot;lang=='fr_FR' and 'Votre référence commande' or 'Your Order Reference'&quot;">Your Order Reference</text:text-input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if=%22o.backorder_id%22" text:style-name="Internet_20_link" text:visited-style-name="Visited_20_Internet_20_Link"><text:span text:style-name="T20">if="o.backorder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text-input text:description="py3o://function=&quot;lang=='fr_FR' and 'Reliquat de' or 'Backorder of'&quot;">Backorder of</text:text-input></text:p>
                </table:table-cell>
                <table:table-cell table:style-name="Tableau4.B14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1">if="o.sale_id.incoterm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o.state%20!=%20'done'%22" text:style-name="Internet_20_link" text:visited-style-name="Visited_20_Internet_20_Link"><text:span text:style-name="T29">if="o.state != 'done'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2.A1" office:value-type="string">
              <text:p text:style-name="P55"><text:text-input text:description="py3o://function=&quot;lang=='fr_FR' and 'Qté demandée' or 'Requested Qty'&quot;">Requested Qty</text:text-input></text:p>
            </table:table-cell>
            <table:table-cell table:style-name="Tableau2.C1" office:value-type="string">
              <text:p text:style-name="P56"><text:text-input text:description="py3o://function=&quot;lang=='fr_FR' and 'Unité' or 'Unit'&quot;">Unit</text:text-input>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Table_20_Contents"><text:a xlink:type="simple" xlink:href="py3o://for=%22wm%20in%20o.move_lines%22" text:style-name="Internet_20_link" text:visited-style-name="Visited_20_Internet_20_Link"><text:span text:style-name="T31">for="w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3" office:value-type="string">
            <text:p text:style-name="Table_20_Main_20_Content_20_Left"><text:user-field-get text:name="py3o.wm.product_id.display_name">WM Product Display Name</text:user-field-get></text:p>
            <text:p text:style-name="Table_20_Main_20_Content_20_Left"><text:a xlink:type="simple" xlink:href="py3o://if=%22wm.description_picking%20and%20wm.description_picking%20!=%20wm.product_id.name%22" text:style-name="Internet_20_link" text:visited-style-name="Visited_20_Internet_20_Link"><text:span text:style-name="T33">if="wm.description_picking and wm.description_picking != wm.product_id.name"</text:span></text:a></text:p>
            <text:p text:style-name="Table_20_Main_20_Content_20_Left"><text:text-input text:description="py3o://function=&quot;format_multiline_value(wm.description_picking)&quot;">[w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Tableau2.B3" office:value-type="string">
            <text:p text:style-name="Table_20_Main_20_Content_20_Right"><text:text-input text:description="py3o://function=&quot;o_format_lang(wm.product_uom_qty, dp='Product Unit of Measure', lang_code=lang)&quot;">wm.product_uom_qty</text:text-input></text:p>
          </table:table-cell>
          <table:table-cell table:style-name="Tableau2.C3" office:value-type="string">
            <text:p text:style-name="P49"><text:user-field-get text:name="py3o.wm.product_uom.name">WM 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43"><text:a xlink:type="simple" xlink:href="py3o:///if" text:style-name="Internet_20_link" text:visited-style-name="Visited_20_Internet_20_Link"><text:span text:style-name="T14">/if</text:span></text:a></text:p>
      <text:p text:style-name="P42"><text:a xlink:type="simple" xlink:href="py3o://if=%22o.state%20==%20'done'%20and%20o.move_line_ids%22" text:style-name="Internet_20_link" text:visited-style-name="Visited_20_Internet_20_Link"><text:span text:style-name="T29">if="o.state == 'done' and o.move_line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ext:soft-page-break/>
          <table:table-row table:style-name="Tableau5.1">
            <table:table-cell table:style-name="Tableau5.A1" office:value-type="string">
              <text:p text:style-name="P57"><text:text-input text:description="py3o://function=&quot;lang=='fr_FR' and 'Article' or 'Product'&quot;">Product</text:text-input></text:p>
            </table:table-cell>
            <table:table-cell table:style-name="Tableau5.A1" office:value-type="string">
              <text:p text:style-name="P58"><text:text-input text:description="py3o://function=&quot;lang=='fr_FR' and 'N° lot' or 'Lot Number'&quot;">Lot Number</text:text-input></text:p>
            </table:table-cell>
            <table:table-cell table:style-name="Tableau5.A1" office:value-type="string">
              <text:p text:style-name="P59"><text:text-input text:description="py3o://function=&quot;lang=='fr_FR' and 'Qté livrée' or 'Delivered Qty'&quot;">Delivered Qty</text:text-input></text:p>
            </table:table-cell>
            <table:table-cell table:style-name="Tableau5.D1" office:value-type="string">
              <text:p text:style-name="P59"><text:text-input text:description="py3o://function=&quot;lang=='fr_FR' and 'Unité' or 'Unit'&quot;">Unit</text:text-input></text:p>
            </table:table-cell>
          </table:table-row>
        </table:table-header-rows>
        <table:table-row table:style-name="Tableau5.1">
          <table:table-cell table:style-name="Tableau5.A3" office:value-type="string">
            <text:p text:style-name="Table_20_Main_20_Content_20_Left"><text:a xlink:type="simple" xlink:href="py3o://for=%22m%20in%20o.move_lines%22" text:style-name="Internet_20_link" text:visited-style-name="Visited_20_Internet_20_Link"><text:span text:style-name="T28">for="m in o.move_line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l%20in%20m.move_line_ids%22" text:style-name="Internet_20_link" text:visited-style-name="Visited_20_Internet_20_Link"><text:span text:style-name="T28">for="l in m.move_line_ids"</text:span></text:a></text:p>
          </table:table-cell>
          <table:table-cell table:style-name="Tableau5.B3" office:value-type="string">
            <text:p text:style-name="Table_20_Main_20_Content_20_Left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m.product_id.display_name">M Product Display Name</text:user-field-get></text:p>
            <text:p text:style-name="Table_20_Main_20_Content_20_Left"><text:a xlink:type="simple" xlink:href="py3o://if=%22m.description_picking%20and%20m.description_picking%20!=%20m.product_id.name%22" text:style-name="Internet_20_link" text:visited-style-name="Visited_20_Internet_20_Link"><text:span text:style-name="T33">if="m.description_picking and m.description_picking != m.product_id.name"</text:span></text:a></text:p>
            <text:p text:style-name="Table_20_Main_20_Content_20_Left"><text:text-input text:description="py3o://function=&quot;format_multiline_value(m.description_picking)&quot;">[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Tableau5.B4" office:value-type="string">
            <text:p text:style-name="Table_20_Main_20_Content_20_Left"><text:a xlink:type="simple" xlink:href="py3o://if=%22l.lot_name%22" text:style-name="Internet_20_link" text:visited-style-name="Visited_20_Internet_20_Link"><text:span text:style-name="T30">if="l.lot_name"</text:span></text:a></text:p>
            <text:p text:style-name="Table_20_Main_20_Content_20_Left"><text:user-field-get text:name="py3o.l.lot_name">L Lot Name</text:user-field-get></text:p>
            <text:p text:style-name="Table_20_Main_20_Content_20_Left"><text:a xlink:type="simple" xlink:href="py3o:///if" text:style-name="Internet_20_link" text:visited-style-name="Visited_20_Internet_20_Link"><text:span text:style-name="T30">/if</text:span></text:a></text:p>
            <text:p text:style-name="Table_20_Main_20_Content_20_Left"><text:a xlink:type="simple" xlink:href="py3o://if=%22not%20l.lot_name%20and%20l.lot_id%22" text:style-name="Internet_20_link" text:visited-style-name="Visited_20_Internet_20_Link"><text:span text:style-name="T30">if="not l.lot_name and l.lot_id"</text:span></text:a></text:p>
            <text:p text:style-name="Table_20_Main_20_Content_20_Left"><text:user-field-get text:name="py3o.l.lot_id.display_name">L Lot_id Display Name</text:user-field-get></text:p>
            <text:p text:style-name="P50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au5.C4" office:value-type="string">
            <text:p text:style-name="P54"><text:text-input text:description="py3o://function=&quot;o_format_lang(l.qty_done, dp='Product Unit of Measure', lang_code=lang)&quot;">l.qty_done</text:text-input></text:p>
          </table:table-cell>
          <table:table-cell table:style-name="Tableau5.D4" office:value-type="string">
            <text:p text:style-name="P53"><text:user-field-get text:name="py3o.l.product_uom_id.name">L UoM</text:user-field-get></text:p>
          </table:table-cell>
        </table:table-row>
        <table:table-row table:style-name="Tableau5.1">
          <table:table-cell table:style-name="Tableau5.A5" office:value-type="string">
            <text:p text:style-name="Table_20_Main_20_Content_20_Left"><text:a xlink:type="simple" xlink:href="py3o:///for" text:style-name="Internet_20_link" text:visited-style-name="Visited_20_Internet_20_Link"><text:span text:style-name="T28">/for</text:span>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</table:table-row>
      </table:table>
      <text:p text:style-name="P44"><text:a xlink:type="simple" xlink:href="py3o:///if" text:style-name="Internet_20_link" text:visited-style-name="Visited_20_Internet_20_Link"><text:span text:style-name="T14">/if</text:span></text:a></text:p>
      <text:p text:style-name="P44"><text:a xlink:type="simple" xlink:href="py3o://if=%22o.state%20==%20'done'%20and%20o.backorder_ids.filtered(lambda%20x:%20x.state%20not%20in%20('done',%20'cancel'))%22" text:style-name="Internet_20_link" text:visited-style-name="Visited_20_Internet_20_Link"><text:span text:style-name="T34">if="o.state == 'done' and o.backorder_ids.filtered(lambda x: x.state not in ('done', 'cancel'))"</text:span></text:a></text:p>
      <text:p text:style-name="P44"/>
      <text:p text:style-name="P47"><text:text-input text:description="py3o://function=&quot;lang=='fr_FR' and '''Articles restant à livrer :''' or '''Items waiting for delivery:'''&quot;">Items waiting for delivery</text:text-input></text:p>
      <text:p text:style-name="P48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6.A1" office:value-type="string">
              <text:p text:style-name="P55"><text:text-input text:description="py3o://function=&quot;lang=='fr_FR' and 'Qté restante' or 'Pending Qty'&quot;">Pending Qty</text:text-input></text:p>
            </table:table-cell>
            <table:table-cell table:style-name="Tableau6.C1" office:value-type="string">
              <text:p text:style-name="P56"><text:text-input text:description="py3o://function=&quot;lang=='fr_FR' and 'Unité' or 'Unit'&quot;">Unit</text:text-input>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Table_20_Contents"><text:a xlink:type="simple" xlink:href="py3o://for=%22bo%20in%20o.backorder_ids.filtered(lambda%20x:%20x.state%20not%20in%20('done',%20'cancel')).move_lines.filtered(lambda%20x:%20x.product_uom_qty)%22" text:style-name="Internet_20_link" text:visited-style-name="Visited_20_Internet_20_Link"><text:span text:style-name="T35">for="bo in o.backorder_ids.filtered(lambda x: x.state not in ('done', 'cancel')).move_lines.filtered(lambda x: x.product_uom_qty)"</text:span></text:a></text:p>
          </table:table-cell>
          <table:table-cell table:style-name="Tableau6.B2" office:value-type="string">
            <text:p text:style-name="Table_20_Contents"/>
          </table:table-cell>
          <table:table-cell table:style-name="Tableau6.C2" office:value-type="string">
            <text:p text:style-name="Table_20_Contents"/>
          </table:table-cell>
        </table:table-row>
        <table:table-row table:style-name="Tableau6.1">
          <table:table-cell table:style-name="Tableau6.A3" office:value-type="string">
            <text:p text:style-name="P12"><text:text-input text:description="py3o://function=&quot;bo.product_id.display_name&quot;">BO Product Display Name</text:text-input></text:p>
            <text:p text:style-name="Table_20_Contents"><text:a xlink:type="simple" xlink:href="py3o://if=%22bo.description_picking%20and%20bo.description_picking%20!=%20bo.product_id.name%22" text:style-name="Internet_20_link" text:visited-style-name="Visited_20_Internet_20_Link"><text:span text:style-name="T36">if="bo.description_picking and bo.description_picking != bo.product_id.name"</text:span></text:a></text:p>
            <text:p text:style-name="Table_20_Contents"><text:user-field-get text:name="py3o.bo.description_picking">bo.description_picking</text:user-field-get></text:p>
            <text:p text:style-name="Table_20_Contents"><text:a xlink:type="simple" xlink:href="py3o:///if" text:style-name="Internet_20_link" text:visited-style-name="Visited_20_Internet_20_Link"><text:span text:style-name="T37">/if</text:span></text:a></text:p>
          </table:table-cell>
          <table:table-cell table:style-name="Tableau6.A3" office:value-type="string">
            <text:p text:style-name="P13"><text:text-input text:description="py3o://function=&quot;o_format_lang(bo.product_uom_qty, dp='Product Unit of Measure', lang_code=lang)&quot;">bo.product_uom_qty</text:text-input></text:p>
          </table:table-cell>
          <table:table-cell table:style-name="Tableau6.C3" office:value-type="string">
            <text:p text:style-name="P12"><text:user-field-get text:name="py3o.bo.product_uom.name">BO UoM</text:user-field-get></text:p>
          </table:table-cell>
        </table:table-row>
        <table:table-row table:style-name="Tableau6.1">
          <table:table-cell table:style-name="Tableau6.A4" office:value-type="string">
            <text:p text:style-name="Table_20_Contents"><text:a xlink:type="simple" xlink:href="py3o:///for" text:style-name="Internet_20_link" text:visited-style-name="Visited_20_Internet_20_Link"><text:span text:style-name="T35">/for</text:span></text:a></text:p>
          </table:table-cell>
          <table:table-cell table:style-name="Tableau6.B4" office:value-type="string">
            <text:p text:style-name="Table_20_Contents"/>
          </table:table-cell>
          <table:table-cell table:style-name="Tableau6.C4" office:value-type="string">
            <text:p text:style-name="Table_20_Contents"/>
          </table:table-cell>
        </table:table-row>
      </table:table>
      <text:p text:style-name="P46"/>
      <text:p text:style-name="P44"><text:a xlink:type="simple" xlink:href="py3o:///if" text:style-name="Internet_20_link" text:visited-style-name="Visited_20_Internet_20_Link"><text:span text:style-name="T34">/if</text:span></text:a></text:p>
      <text:p text:style-name="P23"><text:a xlink:type="simple" xlink:href="py3o://if=%22o.note%22" text:style-name="Internet_20_link" text:visited-style-name="Visited_20_Internet_20_Link"><text:span text:style-name="T4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2">Notes</text:p>
          </table:table-cell>
          <table:table-cell table:style-name="Tableau7.B1" office:value-type="string">
            <text:p text:style-name="P11"><text:text-input text:description="py3o://function=&quot;format_multiline_value(o.note)&quot;">[o.note]</text:text-input></text:p>
          </table:table-cell>
        </table:table-row>
      </table:table>
      <text:p text:style-name="P45"><text:a xlink:type="simple" xlink:href="py3o:///if" text:style-name="Internet_20_link" text:visited-style-name="Visited_20_Internet_20_Link">/if</text:a></text:p>
      <text:p text:style-name="P51"/>
      <text:p text:style-name="P19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P44"><text:a xlink:type="simple" xlink:href="py3o:///for" text:style-name="Internet_20_link" text:visited-style-name="Visited_20_Internet_20_Link"><text:span text:style-name="T26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895cm"/>
    </style:style>
    <style:style style:name="Tableau12.B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87a2e5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2-17T18:05:10.656775607</dc:date>
    <meta:editing-duration>PT23H49M27S</meta:editing-duration>
    <meta:editing-cycles>413</meta:editing-cycles>
    <meta:generator>LibreOffice/6.4.6.2$Linux_X86_64 LibreOffice_project/40$Build-2</meta:generator>
    <meta:document-statistic meta:table-count="8" meta:image-count="0" meta:object-count="0" meta:page-count="3" meta:paragraph-count="102" meta:word-count="286" meta:character-count="2003" meta:non-whitespace-character-count="1878"/>
  </office:meta>
</office:document-meta>
</file>